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table:number-columns-repeated="2"/>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number-rows-repeated="10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20"/>
        <table:table-column table:style-name="co8" table:default-cell-style-name="ce20"/>
        <table:table-column table:style-name="co9" table:default-cell-style-name="ce20"/>
        <table:table-column table:style-name="co4" table:default-cell-style-name="ce20"/>
        <table:table-column table:style-name="co5" table:default-cell-style-name="ce20"/>
        <table:table-column table:style-name="co6" table:number-columns-repeated="21" table:default-cell-style-name="ce20"/>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table:table-cell table:style-name="ce21"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51" office:value-type="string" calcext:value-type="string">
            <text:p>https://www.goldieblox.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51" office:value-type="string" calcext:value-type="string">
            <text:p>http://www.codeforprogress.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51" office:value-type="string" calcext:value-type="string">
            <text:p>https://www.codedoc.co/</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51" office:value-type="string" calcext:value-type="string">
            <text:p>https://www.womentechmakers.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51" office:value-type="string" calcext:value-type="string">
            <text:p>http://www.duchess-franc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51" office:value-type="string" calcext:value-type="string">
            <text:p>http://www.blackgirlscode.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51" office:value-type="string" calcext:value-type="string">
            <text:p>https://cod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51" office:value-type="string" calcext:value-type="string">
            <text:p>https://www.womenwhocode.com/</text:p>
          </table:table-cell>
          <table:table-cell table:number-columns-repeated="251"/>
        </table:table-row>
        <table:table-row table:style-name="ro3" table:number-rows-repeated="16">
          <table:table-cell table:style-name="ce22"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8:24:46.30738724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2T18:33:44.595257768</dc:date>
    <meta:editing-duration>P1DT3H55M15S</meta:editing-duration>
    <meta:editing-cycles>389</meta:editing-cycles>
    <meta:generator>LibreOffice/5.1.6.2$Linux_X86_64 LibreOffice_project/10m0$Build-2</meta:generator>
    <meta:document-statistic meta:table-count="4" meta:cell-count="8251" meta:object-count="0"/>
  </office:meta>
</office:document-meta>
</file>